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3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0d35723" style:font-weight-asian="bold" style:font-weight-complex="bold"/>
    </style:style>
    <style:style style:name="P7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paragraph-rsid="00523e9c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0f593c5"/>
    </style:style>
    <style:style style:name="P9" style:family="paragraph" style:parent-style-name="Standard" style:master-page-name="">
      <loext:graphic-properties draw:fill="none"/>
      <style:paragraph-properties fo:margin-top="0cm" fo:margin-bottom="0cm" loext:contextual-spacing="false" fo:orphans="0" style:page-number="auto" fo:background-color="transparent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e3a25d" officeooo:paragraph-rsid="00e3185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10" style:family="paragraph" style:parent-style-name="Table">
      <style:text-properties fo:font-variant="normal" fo:text-transform="none" fo:color="#000000" style:font-name="Liberation Serif" fo:font-size="10pt" fo:letter-spacing="normal" fo:font-style="normal" fo:font-weight="normal" officeooo:rsid="00ff84dd" officeooo:paragraph-rsid="00fb52c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officeooo:paragraph-rsid="010acead"/>
    </style:style>
    <style:style style:name="P12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d8d1a5" officeooo:paragraph-rsid="010acead"/>
    </style:style>
    <style:style style:name="P13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d8d1a5" officeooo:paragraph-rsid="00db4d7b"/>
    </style:style>
    <style:style style:name="P14" style:family="paragraph" style:parent-style-name="Standard" style:master-page-name="">
      <style:paragraph-properties fo:margin-top="0.275cm" fo:margin-bottom="0cm" loext:contextual-spacing="false" style:page-number="auto">
        <style:tab-stops>
          <style:tab-stop style:position="1.499cm"/>
        </style:tab-stops>
      </style:paragraph-properties>
      <style:text-properties officeooo:rsid="00d8d1a5" officeooo:paragraph-rsid="00f1e89e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1099aa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2pt" fo:font-style="normal" fo:font-weight="bold" officeooo:rsid="0043d9b4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4" style:family="text">
      <style:text-properties style:font-name="Liberation Serif" fo:font-size="12pt" fo:font-style="normal" fo:font-weight="bold" officeooo:rsid="00523e9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3d6cea" style:font-size-asian="10pt" style:font-size-complex="10pt"/>
    </style:style>
    <style:style style:name="T17" style:family="text">
      <style:text-properties fo:font-size="10pt" officeooo:rsid="00fe265f" style:font-size-asian="10pt" style:font-size-complex="10pt"/>
    </style:style>
    <style:style style:name="T18" style:family="text">
      <style:text-properties fo:font-size="10pt" officeooo:rsid="00593500" style:font-size-asian="10pt" style:font-size-complex="10pt"/>
    </style:style>
    <style:style style:name="T19" style:family="text">
      <style:text-properties fo:font-size="10pt" officeooo:rsid="01099aad" style:font-size-asian="10pt" style:font-size-complex="10pt"/>
    </style:style>
    <style:style style:name="T20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099aad" style:font-size-asian="10pt" style:font-weight-asian="normal" style:font-size-complex="10pt" style:font-weight-complex="normal"/>
    </style:style>
    <style:style style:name="T25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ize="10pt" fo:font-style="italic" fo:font-weight="bold" officeooo:rsid="00db4d7b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font-size="10pt" fo:font-style="italic" fo:font-weight="bold" officeooo:rsid="00f1e89e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font-style="italic" fo:font-weight="bold" officeooo:rsid="01099aa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size="10pt" fo:font-style="italic" fo:font-weight="bold" officeooo:rsid="010acea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10pt" fo:font-style="normal" fo:font-weight="normal" officeooo:rsid="00056e15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officeooo:rsid="00fe265f"/>
    </style:style>
    <style:style style:name="T36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Courier" fo:font-size="10pt" fo:font-style="italic" fo:font-weight="normal" officeooo:rsid="01099aad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ourier" fo:font-size="10pt" fo:font-style="normal" fo:font-weight="normal" officeooo:rsid="01099aad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officeooo:rsid="01099aad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5">MIRI / <text:span text:style-name="T35">MVA</text:span> <text:s/>- <text:s/>Lab #<text:span text:style-name="T40">5 </text:span>Report</text:p>
      <text:p text:style-name="P3"/>
      <text:p text:style-name="P4"><text:span text:style-name="T15">Author</text:span><text:span text:style-name="T16">s</text:span><text:span text:style-name="T15">:<text:tab/>Cedric Bhihe </text:span><text:span text:style-name="T16">&lt;</text:span><text:a xlink:type="simple" xlink:href="mailto:cedric.bhihe@gmail.com" text:style-name="Internet_20_link" text:visited-style-name="Visited_20_Internet_20_Link"><text:span text:style-name="T16">cedric.bhihe@gmail.com</text:span></text:a><text:span text:style-name="T16">&gt;<text:tab/></text:span><text:span text:style-name="T17">Delivery: before </text:span><text:span text:style-name="T15">201</text:span><text:span text:style-name="T17">8</text:span><text:span text:style-name="T15">.</text:span><text:span text:style-name="T17">0</text:span><text:span text:style-name="T19">5.04</text:span><text:span text:style-name="T18"> </text:span><text:span text:style-name="T17">– 23:55</text:span></text:p>
      <text:p text:style-name="P2"><text:span text:style-name="T16"><text:tab/>Santi Calvo &lt;</text:span><text:a xlink:type="simple" xlink:href="mailto:s.calvo93@gmail.com" text:style-name="Internet_20_link" text:visited-style-name="Visited_20_Internet_20_Link"><text:span text:style-name="T16">s.calvo93</text:span></text:a><text:a xlink:type="simple" xlink:href="mailto:s.calvo93@gmail.com" text:style-name="Internet_20_link" text:visited-style-name="Visited_20_Internet_20_Link"><text:span text:style-name="T15">@gmail.com</text:span></text:a><text:span text:style-name="T16">&gt;</text:span></text:p>
      <text:p text:style-name="P6"><text:span text:style-name="T25">1. </text:span><text:span text:style-name="T26">Read again the PCA_quetaltecaen data</text:span><text:span text:style-name="T32"><text:line-break/></text:span><text:span text:style-name="T34">As in our previous Lab·#2 report</text:span><text:span text:style-name="T33">, </text:span><text:span text:style-name="T34">we r</text:span><text:span text:style-name="T20">ead </text:span><text:span text:style-name="T21">the</text:span><text:span text:style-name="T20"> “</text:span><text:span text:style-name="T24">¿Qué tal te caen?”</text:span><text:span text:style-name="T23"> </text:span><text:span text:style-name="T20">data set. . </text:span><text:span text:style-name="T21">Th</text:span><text:span text:style-name="T22">e</text:span><text:span text:style-name="T21"> initial data set is available as </text:span><text:span text:style-name="T36">Data/PCA_quetaltecaen.</text:span><text:span text:style-name="T37">csv</text:span><text:span text:style-name="T5">. <text:s/></text:span><text:span text:style-name="T10">We</text:span><text:span text:style-name="T6"> load</text:span><text:span text:style-name="T11">ed</text:span><text:span text:style-name="T6"> </text:span><text:span text:style-name="T10">the data</text:span><text:span text:style-name="T6"> </text:span><text:span text:style-name="T10">in</text:span><text:span text:style-name="T6"> the data-frame object,</text:span><text:span text:style-name="T9"> </text:span><text:span text:style-name="T12">qttc</text:span><text:span text:style-name="T9">,</text:span><text:span text:style-name="T6"> </text:span><text:span text:style-name="T7">by means of our main R script </text:span><text:span text:style-name="T8">available as</text:span><text:span text:style-name="T7"> </text:span><text:span text:style-name="T38">Lab</text:span><text:span text:style-name="T39">5</text:span><text:span text:style-name="T38">/lab</text:span><text:span text:style-name="T39">5</text:span><text:span text:style-name="T38">-script_</text:span><text:span text:style-name="T39">c</text:span><text:span text:style-name="T38">a.R</text:span><text:span text:style-name="T7">.</text:span></text:p>
      <text:p text:style-name="P11"><text:span text:style-name="T27">2. </text:span><text:span text:style-name="T30">Perform a CA o</text:span><text:span text:style-name="T31">n </text:span><text:span text:style-name="T30">th</text:span><text:span text:style-name="T31">e</text:span><text:span text:style-name="T30"> data. How many </text:span><text:span text:style-name="T31">significant </text:span><text:span text:style-name="T30">dimensions are </text:span><text:span text:style-name="T31">there </text:span><text:span text:style-name="T30">? <text:s/>Interpret the first factorial plan</text:span><text:span text:style-name="T16"><text:line-break/></text:span></text:p>
      <text:p text:style-name="P12"><text:span text:style-name="T28">3.</text:span><text:span text:style-name="T27"> </text:span><text:span text:style-name="T30">For the PCA_quetaltecaen data, compute the contribution of each cell to the total inertia. <text:s/>Compute the percentage of inertia due to the diagonal cells.</text:span><text:span text:style-name="T28"><text:line-break/></text:span></text:p>
      <text:p text:style-name="P13"><text:span text:style-name="T28">4.</text:span><text:span text:style-name="T27"> </text:span><text:span text:style-name="T31">Try to n</text:span><text:span text:style-name="T30">ullify th</text:span><text:span text:style-name="T31">e</text:span><text:span text:style-name="T30"> influence </text:span><text:span text:style-name="T31">of overloaded diagonal elements (in terms of inertia). <text:s/>Heed the fact that each imputation modifies the marginals frequencies.</text:span></text:p>
      <text:p text:style-name="P9"/>
      <text:p text:style-name="P14"><text:span text:style-name="T29">5.</text:span><text:span text:style-name="T27"> </text:span><text:span text:style-name="T30">Perform a new CA upon the quetaltecaen table, with the modified diagonal and interpret the results.</text:span></text:p>
      <text:p text:style-name="P8"/>
      <text:p text:style-name="P10"/>
      <text:p text:style-name="P7"><text:span text:style-name="T13">R</text:span><text:span text:style-name="T14">eferenc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MT3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M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0</text:page-number></text:span><text:span text:style-name="MT1"><text:s/>of </text:span><text:span text:style-name="MT1"><text:page-count>1</text:page-count></text:span></text:p>
      </style:header>
      <style:header-first>
        <text:p text:style-name="MP1"><text:tab/><text:span text:style-name="MT2">C</text:span><text:span text:style-name="MT3">orrespondence</text:span><text:span text:style-name="MT4"> Analysi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03T16:30:29.525521085</dc:date>
    <meta:editing-duration>P1DT19H59M22S</meta:editing-duration>
    <meta:editing-cycles>148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59" meta:character-count="1016" meta:non-whitespace-character-count="855"/>
  </office:meta>
</office:document-meta>
</file>